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LGO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LINEAR REGRESSION</text:p>
          </table:table-cell>
          <table:table-cell/>
        </table:table-row>
        <table:table-row table:style-name="ro1">
          <table:table-cell/>
          <table:table-cell office:value-type="string">
            <text:p>assumes linear relationship between input vars</text:p>
          </table:table-cell>
        </table:table-row>
        <table:table-row table:style-name="ro1">
          <table:table-cell/>
          <table:table-cell office:value-type="string">
            <text:p>a linear equ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DEEP LEARNING</text:p>
          </table:table-cell>
          <table:table-cell/>
        </table:table-row>
        <table:table-row table:style-name="ro1">
          <table:table-cell/>
          <table:table-cell office:value-type="string">
            <text:p>any logic to fit the end resul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12/05/2021</text:date>, <text:time>10:3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ar Arora</meta:initial-creator>
    <meta:creation-date>2021-05-12T09:54:27</meta:creation-date>
    <dc:date>2021-05-12T10:35:30</dc:date>
    <dc:creator>Samar Arora</dc:creator>
    <meta:editing-duration>PT25M53S</meta:editing-duration>
    <meta:editing-cycles>1</meta:editing-cycles>
    <meta:document-statistic meta:table-count="3" meta:cell-count="6" meta:object-count="0"/>
    <meta:generator>OpenOffice/4.1.8$Unix OpenOffice.org_project/418m3$Build-9803</meta:generator>
  </office:meta>
</office:document-meta>
</file>